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ed2" officeooo:paragraph-rsid="0004ced2"/>
    </style:style>
    <style:style style:name="P2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04ced2" officeooo:paragraph-rsid="0004ced2"/>
    </style:style>
    <style:style style:name="P3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04ced2" officeooo:paragraph-rsid="00093c0d"/>
    </style:style>
    <style:style style:name="P4" style:family="paragraph" style:parent-style-name="Standard">
      <style:text-properties fo:color="#5983b0" loext:opacity="100%" fo:font-weight="bold" officeooo:rsid="0004ced2" officeooo:paragraph-rsid="0004ced2" style:font-weight-asian="bold" style:font-weight-complex="bold"/>
    </style:style>
    <style:style style:name="P5" style:family="paragraph" style:parent-style-name="Standard">
      <style:text-properties fo:font-weight="bold" officeooo:rsid="0004ced2" officeooo:paragraph-rsid="0004ced2" style:font-weight-asian="bold" style:font-weight-complex="bold"/>
    </style:style>
    <style:style style:name="P6" style:family="paragraph" style:parent-style-name="Standard">
      <style:text-properties fo:font-weight="bold" officeooo:rsid="00093c0d" officeooo:paragraph-rsid="00093c0d" style:font-weight-asian="bold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093c0d" officeooo:paragraph-rsid="00093c0d"/>
    </style:style>
    <style:style style:name="P8" style:family="paragraph" style:parent-style-name="Standard">
      <style:text-properties fo:font-weight="normal" officeooo:rsid="00093c0d" officeooo:paragraph-rsid="00093c0d" style:font-weight-asian="normal" style:font-weight-complex="normal"/>
    </style:style>
    <style:style style:name="P9" style:family="paragraph" style:parent-style-name="Heading_20_2">
      <style:text-properties fo:color="#5983b0" loext:opacity="100%"/>
    </style:style>
    <style:style style:name="P10" style:family="paragraph" style:parent-style-name="Standard">
      <style:text-properties fo:font-weight="bold" officeooo:rsid="0004ced2" officeooo:paragraph-rsid="0004ced2" style:font-weight-asian="bold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fo:font-variant="normal" fo:text-transform="none" fo:color="#000000" loext:opacity="100%" fo:letter-spacing="normal" fo:font-style="normal" fo:font-weight="normal" officeooo:rsid="0004ced2" officeooo:paragraph-rsid="0004ced2"/>
    </style:style>
    <style:style style:name="P12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fo:font-variant="normal" fo:text-transform="none" fo:color="#000000" loext:opacity="100%" fo:letter-spacing="normal" fo:font-style="normal" fo:font-weight="normal" officeooo:rsid="0004ced2" officeooo:paragraph-rsid="00093c0d"/>
    </style:style>
    <style:style style:name="P13" style:family="paragraph" style:parent-style-name="Standard">
      <style:text-properties officeooo:rsid="0004ced2" officeooo:paragraph-rsid="0004ced2"/>
    </style:style>
    <style:style style:name="P14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04ced2" officeooo:paragraph-rsid="0004ced2"/>
    </style:style>
    <style:style style:name="P15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04ced2" officeooo:paragraph-rsid="0009beb7"/>
    </style:style>
    <style:style style:name="P16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04ced2" officeooo:paragraph-rsid="00093c0d"/>
    </style:style>
    <style:style style:name="T1" style:family="text">
      <style:text-properties officeooo:rsid="0006b523"/>
    </style:style>
    <style:style style:name="T2" style:family="text">
      <style:text-properties officeooo:rsid="00093c0d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04ced2"/>
    </style:style>
    <style:style style:name="T5" style:family="text">
      <style:text-properties officeooo:rsid="0009be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Day 26 – <text:span text:style-name="T2">Sorting</text:span></text:h>
      <text:p text:style-name="P1"/>
      <text:p text:style-name="P4">3 Different methods to pass a value to a function:</text:p>
      <text:p text:style-name="P1">1. pass by </text:p>
      <text:p text:style-name="P1"/>
      <text:p text:style-name="P1"/>
      <text:p text:style-name="P1">2. pass by </text:p>
      <text:p text:style-name="P1"/>
      <text:p text:style-name="P1"/>
      <text:p text:style-name="P1">3. pass by </text:p>
      <text:p text:style-name="P1"/>
      <text:p text:style-name="P1"/>
      <text:p text:style-name="P4">2 Goals when programming:</text:p>
      <text:p text:style-name="P1">1.</text:p>
      <text:p text:style-name="P1"/>
      <text:p text:style-name="P1"/>
      <text:p text:style-name="P1"/>
      <text:p text:style-name="P1">2.</text:p>
      <text:p text:style-name="P1"/>
      <text:p text:style-name="P1"/>
      <text:p text:style-name="P1"/>
      <text:p text:style-name="P1"/>
      <text:p text:style-name="P1"/>
      <text:p text:style-name="P4">Some Helpful Functions:</text:p>
      <text:p text:style-name="P1"/>
      <text:p text:style-name="P5">argmax in python language …</text:p>
      <text:p text:style-name="P2">int indexOfMax(int *A, int N) {</text:p>
      <text:p text:style-name="P2"><text:s text:c="4"/><text:span text:style-name="T5">int imax</text:span></text:p>
      <text:p text:style-name="P2"/>
      <text:p text:style-name="P2"/>
      <text:p text:style-name="P2"><text:s text:c="2"/></text:p>
      <text:p text:style-name="P2"><text:s text:c="2"/></text:p>
      <text:p text:style-name="P2"><text:s text:c="4"/></text:p>
      <text:p text:style-name="P2"><text:s text:c="6"/></text:p>
      <text:p text:style-name="P2"><text:s text:c="4"/>return imax;</text:p>
      <text:p text:style-name="P2">}</text:p>
      <text:p text:style-name="P1"/>
      <text:p text:style-name="P1"/>
      <text:p text:style-name="P5">Sorting: <text:span text:style-name="T5">smallest to greatest</text:span></text:p>
      <text:p text:style-name="P2">void selectionsort(int *A, int N) {</text:p>
      <text:p text:style-name="P2"><text:s text:c="6"/>for(int length = N; length &gt; 1; length--)</text:p>
      <text:p text:style-name="P2"/>
      <text:p text:style-name="P2"/>
      <text:p text:style-name="P2"/>
      <text:p text:style-name="P2">}</text:p>
      <text:p text:style-name="P1"/>
      <text:p text:style-name="P6"><text:soft-page-break/>before function</text:p>
      <text:p text:style-name="P2">bool before(int a, int b) {</text:p>
      <text:p text:style-name="P2"><text:s text:c="2"/>return a &lt; b;</text:p>
      <text:p text:style-name="P2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Sorting Arrays!</text:p>
      <text:p text:style-name="P8">Ex: given a list of strings, put them in alphabetical order</text:p>
      <text:p text:style-name="P6"/>
      <text:p text:style-name="P6"/>
      <text:p text:style-name="P6"/>
      <text:p text:style-name="P6"/>
      <text:p text:style-name="P2">bool before(string a, string b) { <text:s text:c="27"/></text:p>
      <text:p text:style-name="P2"><text:s text:c="2"/>// <text:span text:style-name="T1">make first letter lowercase first</text:span></text:p>
      <text:p text:style-name="P15"><text:s text:c="2"/></text:p>
      <text:p text:style-name="P15"/>
      <text:p text:style-name="P15"/>
      <text:p text:style-name="P15"/>
      <text:p text:style-name="P15"/>
      <text:p text:style-name="P15"/>
      <text:p text:style-name="P15"><text:s text:c="12"/></text:p>
      <text:p text:style-name="P2">} <text:s text:c="8"/></text:p>
      <text:p text:style-name="P11"/>
      <text:p text:style-name="P7"><text:span text:style-name="T3">int indexofMax(string</text:span><text:span text:style-name="T4"> *A, int N) {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 text:c="5"/>return imax;</text:p>
      <text:p text:style-name="P12">}</text:p>
      <text:p text:style-name="P2"/>
      <text:p text:style-name="P2"/>
      <text:p text:style-name="P3">void selectionsort(<text:span text:style-name="T2">string</text:span> *A, int N) {</text:p>
      <text:p text:style-name="P3"><text:s text:c="4"/>for(int length = N; length &gt; 1; length--)</text:p>
      <text:p text:style-name="P3"><text:s text:c="4"/></text:p>
      <text:p text:style-name="P3"/>
      <text:p text:style-name="P3"/>
      <text:p text:style-name="P3"/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07:22:47.278063627</meta:creation-date>
    <dc:date>2022-10-28T07:17:49.389058531</dc:date>
    <meta:editing-duration>PT17M56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2" meta:paragraph-count="40" meta:word-count="131" meta:character-count="759" meta:non-whitespace-character-count="563"/>
  </office:meta>
</office:document-meta>
</file>